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3.8083in"/>
    </style:style>
    <style:style style:name="co3" style:family="table-column">
      <style:table-column-properties fo:break-before="auto" style:column-width="0.9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number-columns-repeated="58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mag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m au porc ou au poulet</text:p>
          </table:table-cell>
          <table:table-cell/>
          <table:table-cell office:value-type="string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Nem aux crevettes</text:p>
          </table:table-cell>
          <table:table-cell/>
          <table:table-cell table:formula="of:=[.D2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2]" office:value-type="string" office:string-value="(5pcs)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Nem aux légumes</text:p>
          </table:table-cell>
          <table:table-cell/>
          <table:table-cell table:formula="of:=[.D3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3]" office:value-type="string" office:string-value="(5pcs)" calcext:value-type="string">
            <text:p>(5pcs)</text:p>
          </table:table-cell>
          <table:table-cell office:value-type="string" calcext:value-type="string">
            <text:p>nem</text:p>
          </table:table-cell>
          <table:table-cell table:number-columns-repeated="1017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amoussa au boeuf ou au poulet</text:p>
          </table:table-cell>
          <table:table-cell/>
          <table:table-cell table:formula="of:=[.D4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4]" office:value-type="string" office:string-value="(5pcs)" calcext:value-type="string">
            <text:p>(5pcs)</text:p>
          </table:table-cell>
          <table:table-cell office:value-type="string" calcext:value-type="string">
            <text:p>samoussa</text:p>
          </table:table-cell>
          <table:table-cell table:number-columns-repeated="1017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Samoussa aux légumes</text:p>
          </table:table-cell>
          <table:table-cell/>
          <table:table-cell table:formula="of:=[.D5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5]" office:value-type="string" office:string-value="(5pcs)" calcext:value-type="string">
            <text:p>(5pcs)</text:p>
          </table:table-cell>
          <table:table-cell office:value-type="string" calcext:value-type="string">
            <text:p>samoussa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eignets de crevettes</text:p>
          </table:table-cell>
          <table:table-cell/>
          <table:table-cell table:formula="of:=[.D6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6]" office:value-type="string" office:string-value="(5pcs)" calcext:value-type="string">
            <text:p>(5pcs)</text:p>
          </table:table-cell>
          <table:table-cell office:value-type="string" calcext:value-type="string">
            <text:p>beignets</text:p>
          </table:table-cell>
          <table:table-cell table:number-columns-repeated="1017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ccras de morue</text:p>
          </table:table-cell>
          <table:table-cell/>
          <table:table-cell table:formula="of:=[.D7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7]" office:value-type="string" office:string-value="(5pcs)" calcext:value-type="string">
            <text:p>(5pcs)</text:p>
          </table:table-cell>
          <table:table-cell office:value-type="string" calcext:value-type="string">
            <text:p>accras</text:p>
          </table:table-cell>
          <table:table-cell table:number-columns-repeated="1017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Nuggets de poulet</text:p>
          </table:table-cell>
          <table:table-cell/>
          <table:table-cell table:formula="of:=[.D8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table:formula="of:=[.F8]" office:value-type="string" office:string-value="(5pcs)" calcext:value-type="string">
            <text:p>(5pcs)</text:p>
          </table:table-cell>
          <table:table-cell office:value-type="string" calcext:value-type="string">
            <text:p>nuggets</text:p>
          </table:table-cell>
          <table:table-cell table:number-columns-repeated="1017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Brochette de poulet Yakitori</text:p>
          </table:table-cell>
          <table:table-cell/>
          <table:table-cell table:formula="of:=[.D9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9]" office:value-type="string" office:string-value="(5pcs)" calcext:value-type="string">
            <text:p>(5pcs)</text:p>
          </table:table-cell>
          <table:table-cell office:value-type="string" calcext:value-type="string">
            <text:p>yakitori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rochette de boeuf au fromage</text:p>
          </table:table-cell>
          <table:table-cell/>
          <table:table-cell table:formula="of:=[.D10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0]" office:value-type="string" office:string-value="(5pcs)" calcext:value-type="string">
            <text:p>(5pcs)</text:p>
          </table:table-cell>
          <table:table-cell office:value-type="string" calcext:value-type="string">
            <text:p>boeufFromage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aviolis frit au porc et crevettes</text:p>
          </table:table-cell>
          <table:table-cell/>
          <table:table-cell table:formula="of:=[.D11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1]" office:value-type="string" office:string-value="(5pcs)" calcext:value-type="string">
            <text:p>(5pcs)</text:p>
          </table:table-cell>
          <table:table-cell office:value-type="string" calcext:value-type="string">
            <text:p>raviolisFrits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Xiumai aux crevettes</text:p>
          </table:table-cell>
          <table:table-cell/>
          <table:table-cell table:formula="of:=[.D12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2]" office:value-type="string" office:string-value="(5pcs)" calcext:value-type="string">
            <text:p>(5pcs)</text:p>
          </table:table-cell>
          <table:table-cell office:value-type="string" calcext:value-type="string">
            <text:p>xiumai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Hakao aux crevettes</text:p>
          </table:table-cell>
          <table:table-cell/>
          <table:table-cell table:formula="of:=[.D13]" office:value-type="string" office:string-value="starters" calcext:value-type="string">
            <text:p>starters</text:p>
          </table:table-cell>
          <table:table-cell office:value-type="float" office:value="6" calcext:value-type="float">
            <text:p>6</text:p>
          </table:table-cell>
          <table:table-cell table:formula="of:=[.F13]" office:value-type="string" office:string-value="(5pcs)" calcext:value-type="string">
            <text:p>(5pcs)</text:p>
          </table:table-cell>
          <table:table-cell office:value-type="string" calcext:value-type="string">
            <text:p>hakao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ile de poulet farcie</text:p>
          </table:table-cell>
          <table:table-cell/>
          <table:table-cell table:formula="of:=[.D14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ailePouletFarcie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rabe farcie</text:p>
          </table:table-cell>
          <table:table-cell/>
          <table:table-cell table:formula="of:=[.D15]" office:value-type="string" office:string-value="starters" calcext:value-type="string">
            <text:p>start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crabeFarcie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Banh bao - Brioche à la vapeur</text:p>
          </table:table-cell>
          <table:table-cell/>
          <table:table-cell table:formula="of:=[.D16]" office:value-type="string" office:string-value="starters" calcext:value-type="string">
            <text:p>start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(1pc)</text:p>
          </table:table-cell>
          <table:table-cell office:value-type="string" calcext:value-type="string">
            <text:p>banhBao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Panaché d’entrées à partger</text:p>
          </table:table-cell>
          <table:table-cell office:value-type="string" calcext:value-type="string">
            <text:p>Nems, Samoussas, Beignets de crevettes, Raviolis frits, Xiumai, Hakao, Accras de morue</text:p>
          </table:table-cell>
          <table:table-cell table:formula="of:=[.D17]" office:value-type="string" office:string-value="starters" calcext:value-type="string">
            <text:p>start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20pcs)</text:p>
          </table:table-cell>
          <table:table-cell office:value-type="string" calcext:value-type="string">
            <text:p>panacheEntrees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Rouleaux de printemps au boeuf</text:p>
          </table:table-cell>
          <table:table-cell/>
          <table:table-cell office:value-type="string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Rouleaux de printemps aux crevettes</text:p>
          </table:table-cell>
          <table:table-cell/>
          <table:table-cell table:formula="of:=[.D19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Rouleaux de printemps au poulet</text:p>
          </table:table-cell>
          <table:table-cell/>
          <table:table-cell table:formula="of:=[.D20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ouleaux de printemps végétariens</text:p>
          </table:table-cell>
          <table:table-cell/>
          <table:table-cell table:formula="of:=[.D21]" office:value-type="string" office:string-value="rolls" calcext:value-type="string">
            <text:p>rol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2pcs)</text:p>
          </table:table-cell>
          <table:table-cell office:value-type="string" calcext:value-type="string">
            <text:p>rolls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alade d’ananas aux crevettes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evettes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alade de poulet croustillant sauce carotte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ulet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alade de mangue vert au canard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nard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alade boeuf cru mariné au citron vert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œuf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Bo Bun Nem - Vermicelle de riz, boeuf sauté, nems frits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Bun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Bo Bun Tom - Vermicelle de riz, crevettes sautées à la citronnelle, nems frits.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oBun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Bo Bun Chay - Vermicelle de riz, tofu sauté aux légumes, nem frits.</text:p>
          </table:table-cell>
          <table:table-cell/>
          <table:table-cell office:value-type="string" calcext:value-type="string">
            <text:p>salad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oBun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Nouilles sautées au porc laqué ou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Nouilles sautées aux crevettes ou au boeuf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Nouilles sautées aux fruits de mer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Nouilles sautées aux légumes et tofu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ad Thai -Pâtes de riz sautées aux crevettes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dThai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ad Thai - Pâtes de riz sautées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dThai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Riz sauté au porc laqué ou au poulet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iz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iz sauté aux crevettes ou au boeuf</text:p>
          </table:table-cell>
          <table:table-cell/>
          <table:table-cell office:value-type="string" calcext:value-type="string">
            <text:p>noodlesRice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iz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ho - Pâtes de riz au boeuf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Bun Bo Hue - Vermicelles de riz au boeuf à la citronnelle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unBoHue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Hu Tieu - Vermicelles de riz aux crevettes et porc laqué</text:p>
          </table:table-cell>
          <table:table-cell/>
          <table:table-cell office:value-type="string" calcext:value-type="string">
            <text:p>sou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uTieu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orc au caramel traditionnel poivr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accompagnement de votre choix</text:p>
          </table:table-cell>
          <table:table-cell office:value-type="string" calcext:value-type="string">
            <text:p>porcCaramel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Porc laqu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1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rcLaque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Poulet au curry roug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2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Curry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Poulet au gingembre et feuilles de citronnier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3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Ging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Poulet aux noix de cajou, poivron, oignon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44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ouletCajou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Seiche au sel et poivr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5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eiche saisie aux 5 épic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6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eiche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7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seiche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Boeuf aux oign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8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œuf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Boeuf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49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oeuf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o Luc Lac - Dés de boeuf marinés et sauté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0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boLucLac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Crevettes grillées aux sel et poivr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1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revettes à la sauce aigre-douce ou piquante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2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Crevettes sautées aux basilic Thai, piments, poivron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2" calcext:value-type="float">
            <text:p>12</text:p>
          </table:table-cell>
          <table:table-cell table:formula="of:=[.F53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revettes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anard laqué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4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anardLaque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Emincé de canard à l’anana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5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canardEmince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Magret de canart mariné au miel et soja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6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magretCanard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Pavé de thon grillé à la sauce teriyaki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7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aveThon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Pave de saumon à la sauce piquante ou 5 épic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4" calcext:value-type="float">
            <text:p>14</text:p>
          </table:table-cell>
          <table:table-cell table:formula="of:=[.F58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paveSaumon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Tofu farci aux champignons noirs et vermicelles</text:p>
          </table:table-cell>
          <table:table-cell/>
          <table:table-cell office:value-type="string" calcext:value-type="string">
            <text:p>meals</text:p>
          </table:table-cell>
          <table:table-cell office:value-type="float" office:value="10" calcext:value-type="float">
            <text:p>10</text:p>
          </table:table-cell>
          <table:table-cell table:formula="of:=[.F59]" office:value-type="string" office:string-value="1 accompagnement de votre choix" calcext:value-type="string">
            <text:p>1 accompagnement de votre choix</text:p>
          </table:table-cell>
          <table:table-cell office:value-type="string" calcext:value-type="string">
            <text:p>tofu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Nouilles sautées aux légumes</text:p>
          </table:table-cell>
          <table:table-cell/>
          <table:table-cell office:value-type="string" calcext:value-type="string">
            <text:p>accompag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uilles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Riz cantonnais</text:p>
          </table:table-cell>
          <table:table-cell/>
          <table:table-cell office:value-type="string" calcext:value-type="string">
            <text:p>accompag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zCan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Riz sauté à l’ail</text:p>
          </table:table-cell>
          <table:table-cell/>
          <table:table-cell office:value-type="string" calcext:value-type="string">
            <text:p>accompagni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zAil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Riz nature parfumé</text:p>
          </table:table-cell>
          <table:table-cell/>
          <table:table-cell office:value-type="string" calcext:value-type="string">
            <text:p>accompagni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iz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Banh Mi porc laqué</text:p>
          </table:table-cell>
          <table:table-cell/>
          <table:table-cell office:value-type="string" calcext:value-type="string">
            <text:p>sandwi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hMi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Banh Mi au boeuf à la citronnelle</text:p>
          </table:table-cell>
          <table:table-cell/>
          <table:table-cell office:value-type="string" calcext:value-type="string">
            <text:p>sandwich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nhMi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Maki: Saumon/Saumon avocat/Saumon cheese</text:p>
          </table:table-cell>
          <table:table-cell/>
          <table:table-cell office:value-type="string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Maki: Avocat cheese/Chèvre miel/Concombre chees</text:p>
          </table:table-cell>
          <table:table-cell/>
          <table:table-cell table:formula="of:=[.D67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67]" office:value-type="string" office:string-value="(8pcs)" calcext:value-type="string">
            <text:p>(8pcs)</text:p>
          </table:table-cell>
          <table:table-cell table:formula="of:=[.G67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Maki: Thon/Thon cheese/ Thon avocat</text:p>
          </table:table-cell>
          <table:table-cell/>
          <table:table-cell table:formula="of:=[.D68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68]" office:value-type="string" office:string-value="(8pcs)" calcext:value-type="string">
            <text:p>(8pcs)</text:p>
          </table:table-cell>
          <table:table-cell table:formula="of:=[.G68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Maki: Saumon cuit, avocat/Thon cuit, avocat</text:p>
          </table:table-cell>
          <table:table-cell/>
          <table:table-cell table:formula="of:=[.D69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69]" office:value-type="string" office:string-value="(8pcs)" calcext:value-type="string">
            <text:p>(8pcs)</text:p>
          </table:table-cell>
          <table:table-cell table:formula="of:=[.G69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Maki: Crevette tempura avocat ou concombre ou cheese</text:p>
          </table:table-cell>
          <table:table-cell/>
          <table:table-cell table:formula="of:=[.D70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0]" office:value-type="string" office:string-value="(8pcs)" calcext:value-type="string">
            <text:p>(8pcs)</text:p>
          </table:table-cell>
          <table:table-cell table:formula="of:=[.G70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Maki: Poulet frit avocat ou concombre ou cheese</text:p>
          </table:table-cell>
          <table:table-cell/>
          <table:table-cell table:formula="of:=[.D71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1]" office:value-type="string" office:string-value="(8pcs)" calcext:value-type="string">
            <text:p>(8pcs)</text:p>
          </table:table-cell>
          <table:table-cell table:formula="of:=[.G71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Maki: Avocat/Concombre</text:p>
          </table:table-cell>
          <table:table-cell/>
          <table:table-cell table:formula="of:=[.D72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72]" office:value-type="string" office:string-value="(8pcs)" calcext:value-type="string">
            <text:p>(8pcs)</text:p>
          </table:table-cell>
          <table:table-cell table:formula="of:=[.G72]" office:value-type="string" office:string-value="maki" calcext:value-type="string">
            <text:p>maki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California: Saumon/Saumon avocat/Saumon cheese</text:p>
          </table:table-cell>
          <table:table-cell/>
          <table:table-cell table:formula="of:=[.D7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California: Avocat cheese/Chèvre miel/Concombre chees</text:p>
          </table:table-cell>
          <table:table-cell/>
          <table:table-cell table:formula="of:=[.D74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4]" office:value-type="string" office:string-value="(8pcs)" calcext:value-type="string">
            <text:p>(8pcs)</text:p>
          </table:table-cell>
          <table:table-cell table:formula="of:=[.G74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California: Thon/Thon cheese/ Thon avocat</text:p>
          </table:table-cell>
          <table:table-cell/>
          <table:table-cell table:formula="of:=[.D75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5]" office:value-type="string" office:string-value="(8pcs)" calcext:value-type="string">
            <text:p>(8pcs)</text:p>
          </table:table-cell>
          <table:table-cell table:formula="of:=[.G75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California: Saumon cuit, avocat/Thon cuit, avocat</text:p>
          </table:table-cell>
          <table:table-cell/>
          <table:table-cell table:formula="of:=[.D76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6]" office:value-type="string" office:string-value="(8pcs)" calcext:value-type="string">
            <text:p>(8pcs)</text:p>
          </table:table-cell>
          <table:table-cell table:formula="of:=[.G76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California: Crevette tempura avocat ou concombre ou cheese</text:p>
          </table:table-cell>
          <table:table-cell/>
          <table:table-cell table:formula="of:=[.D77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77]" office:value-type="string" office:string-value="(8pcs)" calcext:value-type="string">
            <text:p>(8pcs)</text:p>
          </table:table-cell>
          <table:table-cell table:formula="of:=[.G77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California: Poulet frit avocat ou concombre ou cheese</text:p>
          </table:table-cell>
          <table:table-cell/>
          <table:table-cell table:formula="of:=[.D78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78]" office:value-type="string" office:string-value="(8pcs)" calcext:value-type="string">
            <text:p>(8pcs)</text:p>
          </table:table-cell>
          <table:table-cell table:formula="of:=[.G78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California: Avocat/Concombre</text:p>
          </table:table-cell>
          <table:table-cell/>
          <table:table-cell table:formula="of:=[.D79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79]" office:value-type="string" office:string-value="(8pcs)" calcext:value-type="string">
            <text:p>(8pcs)</text:p>
          </table:table-cell>
          <table:table-cell table:formula="of:=[.G79]" office:value-type="string" office:string-value="california" calcext:value-type="string">
            <text:p>california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Saumon rolls: Saumon/Saumon avocat/Saumon cheese</text:p>
          </table:table-cell>
          <table:table-cell/>
          <table:table-cell table:formula="of:=[.D80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Saumon rolls: Avocat cheese/Chèvre miel/Concombre chees</text:p>
          </table:table-cell>
          <table:table-cell/>
          <table:table-cell table:formula="of:=[.D81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1]" office:value-type="string" office:string-value="(8pcs)" calcext:value-type="string">
            <text:p>(8pcs)</text:p>
          </table:table-cell>
          <table:table-cell table:formula="of:=[.G81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Saumon rolls: Thon/Thon cheese/ Thon avocat</text:p>
          </table:table-cell>
          <table:table-cell/>
          <table:table-cell table:formula="of:=[.D82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82]" office:value-type="string" office:string-value="(8pcs)" calcext:value-type="string">
            <text:p>(8pcs)</text:p>
          </table:table-cell>
          <table:table-cell table:formula="of:=[.G82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Saumon rolls: Saumon cuit, avocat/Thon cuit, avocat</text:p>
          </table:table-cell>
          <table:table-cell/>
          <table:table-cell table:formula="of:=[.D83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3]" office:value-type="string" office:string-value="(8pcs)" calcext:value-type="string">
            <text:p>(8pcs)</text:p>
          </table:table-cell>
          <table:table-cell table:formula="of:=[.G83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Saumon rolls: Crevette tempura avocat ou concombre ou cheese</text:p>
          </table:table-cell>
          <table:table-cell/>
          <table:table-cell table:formula="of:=[.D84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84]" office:value-type="string" office:string-value="(8pcs)" calcext:value-type="string">
            <text:p>(8pcs)</text:p>
          </table:table-cell>
          <table:table-cell table:formula="of:=[.G84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Saumon rolls: Poulet frit avocat ou concombre ou cheese</text:p>
          </table:table-cell>
          <table:table-cell/>
          <table:table-cell table:formula="of:=[.D85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5]" office:value-type="string" office:string-value="(8pcs)" calcext:value-type="string">
            <text:p>(8pcs)</text:p>
          </table:table-cell>
          <table:table-cell table:formula="of:=[.G85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Saumon rolls: Avocat/Concombre</text:p>
          </table:table-cell>
          <table:table-cell/>
          <table:table-cell table:formula="of:=[.D86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86]" office:value-type="string" office:string-value="(8pcs)" calcext:value-type="string">
            <text:p>(8pcs)</text:p>
          </table:table-cell>
          <table:table-cell table:formula="of:=[.G86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Printemps: Saumon/Saumon avocat/Saumon cheese</text:p>
          </table:table-cell>
          <table:table-cell/>
          <table:table-cell table:formula="of:=[.D87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Printemps: Avocat cheese/Chèvre miel/Concombre chees</text:p>
          </table:table-cell>
          <table:table-cell/>
          <table:table-cell table:formula="of:=[.D88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88]" office:value-type="string" office:string-value="(8pcs)" calcext:value-type="string">
            <text:p>(8pcs)</text:p>
          </table:table-cell>
          <table:table-cell table:formula="of:=[.G88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Printemps: Thon/Thon cheese/ Thon avocat</text:p>
          </table:table-cell>
          <table:table-cell/>
          <table:table-cell table:formula="of:=[.D89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89]" office:value-type="string" office:string-value="(8pcs)" calcext:value-type="string">
            <text:p>(8pcs)</text:p>
          </table:table-cell>
          <table:table-cell table:formula="of:=[.G89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Printemps: Saumon cuit, avocat/Thon cuit, avocat</text:p>
          </table:table-cell>
          <table:table-cell/>
          <table:table-cell table:formula="of:=[.D90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0]" office:value-type="string" office:string-value="(8pcs)" calcext:value-type="string">
            <text:p>(8pcs)</text:p>
          </table:table-cell>
          <table:table-cell table:formula="of:=[.G90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Printemps: Crevette tempura avocat ou concombre ou cheese</text:p>
          </table:table-cell>
          <table:table-cell/>
          <table:table-cell table:formula="of:=[.D91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1]" office:value-type="string" office:string-value="(8pcs)" calcext:value-type="string">
            <text:p>(8pcs)</text:p>
          </table:table-cell>
          <table:table-cell table:formula="of:=[.G91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Printemps: Poulet frit avocat ou concombre ou cheese</text:p>
          </table:table-cell>
          <table:table-cell/>
          <table:table-cell table:formula="of:=[.D92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2]" office:value-type="string" office:string-value="(8pcs)" calcext:value-type="string">
            <text:p>(8pcs)</text:p>
          </table:table-cell>
          <table:table-cell table:formula="of:=[.G92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Printemps: Avocat/Concombre</text:p>
          </table:table-cell>
          <table:table-cell/>
          <table:table-cell table:formula="of:=[.D93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93]" office:value-type="string" office:string-value="(8pcs)" calcext:value-type="string">
            <text:p>(8pcs)</text:p>
          </table:table-cell>
          <table:table-cell table:formula="of:=[.G93]" office:value-type="string" office:string-value="printemps" calcext:value-type="string">
            <text:p>printemps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Neige rolls: Saumon/Saumon avocat/Saumon cheese</text:p>
          </table:table-cell>
          <table:table-cell/>
          <table:table-cell table:formula="of:=[.D94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Neige rolls: Avocat cheese/Chèvre miel/Concombre chees</text:p>
          </table:table-cell>
          <table:table-cell/>
          <table:table-cell table:formula="of:=[.D95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5]" office:value-type="string" office:string-value="(8pcs)" calcext:value-type="string">
            <text:p>(8pcs)</text:p>
          </table:table-cell>
          <table:table-cell table:formula="of:=[.G95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Neige rolls: Thon/Thon cheese/ Thon avocat</text:p>
          </table:table-cell>
          <table:table-cell/>
          <table:table-cell table:formula="of:=[.D96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6]" office:value-type="string" office:string-value="(8pcs)" calcext:value-type="string">
            <text:p>(8pcs)</text:p>
          </table:table-cell>
          <table:table-cell table:formula="of:=[.G96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Neige rolls: Saumon cuit, avocat/Thon cuit, avocat</text:p>
          </table:table-cell>
          <table:table-cell/>
          <table:table-cell table:formula="of:=[.D97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7]" office:value-type="string" office:string-value="(8pcs)" calcext:value-type="string">
            <text:p>(8pcs)</text:p>
          </table:table-cell>
          <table:table-cell table:formula="of:=[.G97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Neige rolls: Crevette tempura avocat ou concombre ou cheese</text:p>
          </table:table-cell>
          <table:table-cell/>
          <table:table-cell table:formula="of:=[.D98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98]" office:value-type="string" office:string-value="(8pcs)" calcext:value-type="string">
            <text:p>(8pcs)</text:p>
          </table:table-cell>
          <table:table-cell table:formula="of:=[.G98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Neige rolls: Poulet frit avocat ou concombre ou cheese</text:p>
          </table:table-cell>
          <table:table-cell/>
          <table:table-cell table:formula="of:=[.D99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99]" office:value-type="string" office:string-value="(8pcs)" calcext:value-type="string">
            <text:p>(8pcs)</text:p>
          </table:table-cell>
          <table:table-cell table:formula="of:=[.G99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Neige rolls: Avocat/Concombre</text:p>
          </table:table-cell>
          <table:table-cell/>
          <table:table-cell table:formula="of:=[.D100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100]" office:value-type="string" office:string-value="(8pcs)" calcext:value-type="string">
            <text:p>(8pcs)</text:p>
          </table:table-cell>
          <table:table-cell table:formula="of:=[.G100]" office:value-type="string" office:string-value="saumonRolls" calcext:value-type="string">
            <text:p>saumonRolls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Signature rolls: Saumon/Saumon avocat/Saumon cheese</text:p>
          </table:table-cell>
          <table:table-cell/>
          <table:table-cell table:formula="of:=[.D101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pcs)</text:p>
          </table:table-cell>
          <table:table-cell office:value-type="string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Signature rolls: Avocat cheese/Chèvre miel/Concombre chees</text:p>
          </table:table-cell>
          <table:table-cell/>
          <table:table-cell table:formula="of:=[.D102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2]" office:value-type="string" office:string-value="(8pcs)" calcext:value-type="string">
            <text:p>(8pcs)</text:p>
          </table:table-cell>
          <table:table-cell table:formula="of:=[.G102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Signature rolls: Thon/Thon cheese/ Thon avocat</text:p>
          </table:table-cell>
          <table:table-cell/>
          <table:table-cell table:formula="of:=[.D10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103]" office:value-type="string" office:string-value="(8pcs)" calcext:value-type="string">
            <text:p>(8pcs)</text:p>
          </table:table-cell>
          <table:table-cell table:formula="of:=[.G103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Signature rolls: Saumon cuit, avocat/Thon cuit, avocat</text:p>
          </table:table-cell>
          <table:table-cell/>
          <table:table-cell table:formula="of:=[.D104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4]" office:value-type="string" office:string-value="(8pcs)" calcext:value-type="string">
            <text:p>(8pcs)</text:p>
          </table:table-cell>
          <table:table-cell table:formula="of:=[.G104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Signature rolls: Crevette tempura avocat ou concombre ou cheese</text:p>
          </table:table-cell>
          <table:table-cell/>
          <table:table-cell table:formula="of:=[.D105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table:formula="of:=[.F105]" office:value-type="string" office:string-value="(8pcs)" calcext:value-type="string">
            <text:p>(8pcs)</text:p>
          </table:table-cell>
          <table:table-cell table:formula="of:=[.G105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Signature rolls: Poulet frit avocat ou concombre ou cheese</text:p>
          </table:table-cell>
          <table:table-cell/>
          <table:table-cell table:formula="of:=[.D106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table:formula="of:=[.F106]" office:value-type="string" office:string-value="(8pcs)" calcext:value-type="string">
            <text:p>(8pcs)</text:p>
          </table:table-cell>
          <table:table-cell table:formula="of:=[.G106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Signature rolls: Avocat/Concombre</text:p>
          </table:table-cell>
          <table:table-cell/>
          <table:table-cell table:formula="of:=[.D107]" office:value-type="string" office:string-value="japon" calcext:value-type="string">
            <text:p>japon</text:p>
          </table:table-cell>
          <table:table-cell office:value-type="string" calcext:value-type="string">
            <text:p>4.5</text:p>
          </table:table-cell>
          <table:table-cell table:formula="of:=[.F107]" office:value-type="string" office:string-value="(8pcs)" calcext:value-type="string">
            <text:p>(8pcs)</text:p>
          </table:table-cell>
          <table:table-cell table:formula="of:=[.G107]" office:value-type="string" office:string-value="signatureRolls" calcext:value-type="string">
            <text:p>signatureRolls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Sashimi: Thon ou Saumon</text:p>
          </table:table-cell>
          <table:table-cell/>
          <table:table-cell table:formula="of:=[.D108]" office:value-type="string" office:string-value="japon" calcext:value-type="string">
            <text:p>j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5pcs)</text:p>
          </table:table-cell>
          <table:table-cell office:value-type="string" calcext:value-type="string">
            <text:p>sashimi</text:p>
          </table:table-cell>
          <table:table-cell table:number-columns-repeated="1017"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Sushi: Thon ou Saumon</text:p>
          </table:table-cell>
          <table:table-cell/>
          <table:table-cell table:formula="of:=[.D109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Thon</text:p>
          </table:table-cell>
          <table:table-cell table:number-columns-repeated="1017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Sushi: Crevettes</text:p>
          </table:table-cell>
          <table:table-cell/>
          <table:table-cell table:formula="of:=[.D110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Crevettes</text:p>
          </table:table-cell>
          <table:table-cell table:number-columns-repeated="1017"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Sushi: Saumon avocat</text:p>
          </table:table-cell>
          <table:table-cell/>
          <table:table-cell table:formula="of:=[.D111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SaumonAvocat</text:p>
          </table:table-cell>
          <table:table-cell table:number-columns-repeated="1017"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Sushi: Saumon cheese</text:p>
          </table:table-cell>
          <table:table-cell/>
          <table:table-cell table:formula="of:=[.D112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SaumonCheese</text:p>
          </table:table-cell>
          <table:table-cell table:number-columns-repeated="1017"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Sushi: Crevettes avocat</text:p>
          </table:table-cell>
          <table:table-cell/>
          <table:table-cell table:formula="of:=[.D113]" office:value-type="string" office:string-value="japon" calcext:value-type="string">
            <text:p>j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pcs)</text:p>
          </table:table-cell>
          <table:table-cell office:value-type="string" calcext:value-type="string">
            <text:p>sushiCrevettesAvocat</text:p>
          </table:table-cell>
          <table:table-cell table:number-columns-repeated="1017"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Salade d'algue</text:p>
          </table:table-cell>
          <table:table-cell/>
          <table:table-cell table:formula="of:=[.D114]" office:value-type="string" office:string-value="japon" calcext:value-type="string">
            <text:p>jap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ladeAlgue</text:p>
          </table:table-cell>
          <table:table-cell table:number-columns-repeated="1017"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Tarte Saumon ou Thon, avocat</text:p>
          </table:table-cell>
          <table:table-cell/>
          <table:table-cell table:formula="of:=[.D115]" office:value-type="string" office:string-value="japon" calcext:value-type="string">
            <text:p>jap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rteSaumon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Riz vinaigré</text:p>
          </table:table-cell>
          <table:table-cell/>
          <table:table-cell table:formula="of:=[.D116]" office:value-type="string" office:string-value="japon" calcext:value-type="string">
            <text:p>japon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rizVinaigre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Nem banane-chocolat</text:p>
          </table:table-cell>
          <table:table-cell/>
          <table:table-cell office:value-type="string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mDessert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Litchi au sirop</text:p>
          </table:table-cell>
          <table:table-cell/>
          <table:table-cell table:formula="of:=[.D118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tchi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Banane nappé au caramel</text:p>
          </table:table-cell>
          <table:table-cell/>
          <table:table-cell table:formula="of:=[.D119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ananeNappe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Perles de coco</text:p>
          </table:table-cell>
          <table:table-cell/>
          <table:table-cell table:formula="of:=[.D120]" office:value-type="string" office:string-value="desserts" calcext:value-type="string">
            <text:p>des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lesCoco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Banh Bo - Gâteau au sucre de palme, lait de coco</text:p>
          </table:table-cell>
          <table:table-cell/>
          <table:table-cell table:formula="of:=[.D121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nhBo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Assiette Asiatique (nougats, gingembre confit)</text:p>
          </table:table-cell>
          <table:table-cell/>
          <table:table-cell table:formula="of:=[.D122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ssietteDessert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“Che Chuoi” Tapioca à la banane et au lait de coco</text:p>
          </table:table-cell>
          <table:table-cell/>
          <table:table-cell table:formula="of:=[.D123]" office:value-type="string" office:string-value="desserts" calcext:value-type="string">
            <text:p>desse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Chuoi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Saigon</text:p>
          </table:table-cell>
          <table:table-cell/>
          <table:table-cell office:value-type="string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igon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Asahi</text:p>
          </table:table-cell>
          <table:table-cell/>
          <table:table-cell table:formula="of:=[.D125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ahi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Tsingtao</text:p>
          </table:table-cell>
          <table:table-cell/>
          <table:table-cell table:formula="of:=[.D126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singtao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Singha</text:p>
          </table:table-cell>
          <table:table-cell/>
          <table:table-cell table:formula="of:=[.D127]" office:value-type="string" office:string-value="drinks" calcext:value-type="string">
            <text:p>drink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gha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Eau plate (50cl)</text:p>
          </table:table-cell>
          <table:table-cell/>
          <table:table-cell table:formula="of:=[.D128]" office:value-type="string" office:string-value="drinks" calcext:value-type="string">
            <text:p>drinks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eauPlate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Eau pétillante (50cl)</text:p>
          </table:table-cell>
          <table:table-cell/>
          <table:table-cell table:formula="of:=[.D129]" office:value-type="string" office:string-value="drinks" calcext:value-type="string">
            <text:p>drinks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eauPetillante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Coca-cola / Coca zero</text:p>
          </table:table-cell>
          <table:table-cell/>
          <table:table-cell table:formula="of:=[.D130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ca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Orangina / Fanta</text:p>
          </table:table-cell>
          <table:table-cell/>
          <table:table-cell table:formula="of:=[.D131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nta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Lait se soja</text:p>
          </table:table-cell>
          <table:table-cell/>
          <table:table-cell table:formula="of:=[.D132]" office:value-type="string" office:string-value="drinks" calcext:value-type="string">
            <text:p>drinks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laitSoja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Ice tea</text:p>
          </table:table-cell>
          <table:table-cell/>
          <table:table-cell table:formula="of:=[.D133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eTea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Jus de fruits</text:p>
          </table:table-cell>
          <table:table-cell office:value-type="string" calcext:value-type="string">
            <text:p>litchit, noix de coco, exotique, mangue, orange, ananas, pomme</text:p>
          </table:table-cell>
          <table:table-cell table:formula="of:=[.D134]" office:value-type="string" office:string-value="drinks" calcext:value-type="string">
            <text:p>drin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sFruits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4-20T13:08:47Z</meta:creation-date>
    <dc:date>2021-04-20T21:03:53.766382272</dc:date>
    <meta:editing-cycles>7</meta:editing-cycles>
    <meta:editing-duration>PT17M43S</meta:editing-duration>
    <meta:document-statistic meta:table-count="1" meta:cell-count="768" meta:object-count="0"/>
  </office:meta>
</office:document-meta>
</file>